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RestitutionRFM" style:family="table" style:master-page-name="">
      <style:table-properties style:width="16.671cm" style:page-number="0" table:align="margins" style:shadow="none"/>
    </style:style>
    <style:style style:name="tabDecompteRestitutionRFM.A" style:family="table-column">
      <style:table-column-properties style:column-width="10.61cm" style:rel-column-width="6015*"/>
    </style:style>
    <style:style style:name="tabDecompteRestitutionRFM.B" style:family="table-column">
      <style:table-column-properties style:column-width="0.873cm" style:rel-column-width="495*"/>
    </style:style>
    <style:style style:name="tabDecompteRestitutionRFM.C" style:family="table-column">
      <style:table-column-properties style:column-width="1.773cm" style:rel-column-width="1005*"/>
    </style:style>
    <style:style style:name="tabDecompteRestitutionRFM.D" style:family="table-column">
      <style:table-column-properties style:column-width="0.501cm" style:rel-column-width="284*"/>
    </style:style>
    <style:style style:name="tabDecompteRestitutionRFM.E" style:family="table-column">
      <style:table-column-properties style:column-width="1.03cm" style:rel-column-width="584*"/>
    </style:style>
    <style:style style:name="tabDecompteRestitutionRFM.F" style:family="table-column">
      <style:table-column-properties style:column-width="1.884cm" style:rel-column-width="1068*"/>
    </style:style>
    <style:style style:name="tabDecompteRestitutionRFM.1" style:family="table-row">
      <style:table-row-properties style:min-row-height="0.661cm"/>
    </style:style>
    <style:style style:name="tabDecompteRestitutionRFM.A1" style:family="table-cell">
      <style:table-cell-properties fo:padding="0.097cm" fo:border="none"/>
    </style:style>
    <style:style style:name="tabDecompteRestitutionRFM.2" style:family="table-row">
      <style:table-row-properties style:min-row-height="0.476cm"/>
    </style:style>
    <style:style style:name="tabDecompteRestitutionRFM.A2" style:family="table-cell">
      <style:table-cell-properties fo:padding="0cm" fo:border="none"/>
    </style:style>
    <style:style style:name="tabDecompteRestitutionRFM.3" style:family="table-row">
      <style:table-row-properties style:min-row-height="0.6cm"/>
    </style:style>
    <style:style style:name="tabDecompteRestitutionRFM.A4" style:family="table-cell">
      <style:table-cell-properties fo:background-color="transparent" fo:padding="0cm" fo:border="none">
        <style:background-image/>
      </style:table-cell-properties>
    </style:style>
    <style:style style:name="tabDecompteRestitutionRFM.5" style:family="table-row">
      <style:table-row-properties style:min-row-height="1.125cm"/>
    </style:style>
    <style:style style:name="tabDecompteRestitutionRFM.E9" style:family="table-cell">
      <style:table-cell-properties style:border-line-width-bottom="0.002cm 0.035cm 0.002cm" fo:padding="0.097cm" fo:border-left="none" fo:border-right="none" fo:border-top="0.018cm solid #000000" fo:border-bottom="0.039cm double #000000"/>
    </style:style>
    <style:style style:name="P1" style:family="paragraph" style:parent-style-name="Text_20_body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cm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margin-top="0cm" fo:margin-bottom="0cm"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Table_20_Contents">
      <style:paragraph-properties fo:margin-left="-0.071cm" fo:margin-right="0.009cm" fo:margin-top="0cm" fo:margin-bottom="0.101cm" fo:text-indent="0cm" style:auto-text-indent="false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margin-top="0cm" fo:margin-bottom="0.101cm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margin-top="0cm" fo:margin-bottom="0.101cm" fo:text-align="end" style:justify-single-word="false"/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margin-left="0.026cm" fo:margin-right="0cm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paragraph-properties fo:margin-left="0.026cm" fo:margin-right="0cm" fo:text-indent="0cm" style:auto-text-indent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.026cm" fo:margin-right="0cm" fo:margin-top="0cm" fo:margin-bottom="0cm" fo:text-indent="0cm" style:auto-text-indent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margin-left="0.009cm" fo:margin-right="0.009cm" fo:margin-top="0.199cm" fo:margin-bottom="0.15cm" fo:text-indent="0cm" style:auto-text-indent="false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margin-top="0.199cm" fo:margin-bottom="0.15cm" fo:text-align="end" style:justify-single-word="fals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margin-top="0cm" fo:margin-bottom="0.101cm" fo:text-align="start" style:justify-single-word="false"/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margin-top="0.199cm" fo:margin-bottom="0.15cm"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margin-top="0cm" fo:margin-bottom="0cm" fo:text-align="start" style:justify-single-word="false"/>
      <style:text-properties style:font-name="Arial" fo:font-size="11pt" style:font-size-asian="11pt" style:font-size-complex="11pt"/>
    </style:style>
    <style:style style:name="T1" style:family="text">
      <style:text-properties fo:color="#000000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RestitutionRFM" table:style-name="tabDecompteRestitutionRFM">
        <table:table-column table:style-name="tabDecompteRestitutionRFM.A"/>
        <table:table-column table:style-name="tabDecompteRestitutionRFM.B"/>
        <table:table-column table:style-name="tabDecompteRestitutionRFM.C"/>
        <table:table-column table:style-name="tabDecompteRestitutionRFM.D"/>
        <table:table-column table:style-name="tabDecompteRestitutionRFM.E"/>
        <table:table-column table:style-name="tabDecompteRestitutionRFM.F"/>
        <table:table-row table:style-name="tabDecompteRestitutionRFM.1">
          <table:table-cell table:style-name="tabDecompteRestitutionRFM.A1" office:value-type="string">
            <text:p text:style-name="P5">%=titreDecompteDu=%</text:p>
          </table:table-cell>
          <table:table-cell table:style-name="tabDecompteRestitutionRFM.A1" office:value-type="string">
            <text:p text:style-name="P14"/>
          </table:table-cell>
          <table:table-cell table:style-name="tabDecompteRestitutionRFM.A1" office:value-type="string">
            <text:p text:style-name="P6"/>
          </table:table-cell>
          <table:table-cell table:style-name="tabDecompteRestitutionRFM.A1" office:value-type="string">
            <text:p text:style-name="P6"/>
          </table:table-cell>
          <table:table-cell table:style-name="tabDecompteRestitutionRFM.A1" office:value-type="string">
            <text:p text:style-name="P7"/>
          </table:table-cell>
          <table:table-cell table:style-name="tabDecompteRestitutionRFM.A1" office:value-type="string">
            <text:p text:style-name="P7"/>
          </table:table-cell>
        </table:table-row>
        <table:table-row table:style-name="tabDecompteRestitutionRFM.2">
          <table:table-cell table:style-name="tabDecompteRestitutionRFM.A2" office:value-type="string">
            <text:p text:style-name="P8">%{ligneTexteDu}%%=texteDecompteDu=%</text:p>
          </table:table-cell>
          <table:table-cell table:style-name="tabDecompteRestitutionRFM.A2" office:value-type="string">
            <text:p text:style-name="P15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</table:table-row>
        <table:table-row table:style-name="tabDecompteRestitutionRFM.3">
          <table:table-cell table:style-name="tabDecompteRestitutionRFM.A2" office:value-type="string">
            <text:p text:style-name="P8"><text:s text:c="3"/>%{ligneTexteDemandeDueItr}%%=texteDemandeDueItr=%</text:p>
          </table:table-cell>
          <table:table-cell table:style-name="tabDecompteRestitutionRFM.A2" office:value-type="string">
            <text:p text:style-name="P15">%=chf=%</text:p>
          </table:table-cell>
          <table:table-cell table:style-name="tabDecompteRestitutionRFM.A2" office:value-type="string">
            <text:p text:style-name="P11">%=montantItrDu=%</text:p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</table:table-row>
        <table:table-row>
          <table:table-cell table:style-name="tabDecompteRestitutionRFM.A4" office:value-type="string">
            <text:p text:style-name="P9"><text:s text:c="3"/>%{ligneTexteDuFinal}%%=texteDecompteDuFinal=%</text:p>
          </table:table-cell>
          <table:table-cell table:style-name="tabDecompteRestitutionRFM.A4" office:value-type="string">
            <text:p text:style-name="P15">%=chf=%</text:p>
          </table:table-cell>
          <table:table-cell table:style-name="tabDecompteRestitutionRFM.A4" office:value-type="string">
            <text:p text:style-name="P11">%=montantDu=%</text:p>
          </table:table-cell>
          <table:table-cell table:style-name="tabDecompteRestitutionRFM.A4" office:value-type="string">
            <text:p text:style-name="P11"/>
          </table:table-cell>
          <table:table-cell table:style-name="tabDecompteRestitutionRFM.A4" office:value-type="string">
            <text:p text:style-name="P11">%=chf=%</text:p>
          </table:table-cell>
          <table:table-cell table:style-name="tabDecompteRestitutionRFM.A4" office:value-type="string">
            <text:p text:style-name="P11">%=montantDuTotal=%</text:p>
          </table:table-cell>
        </table:table-row>
        <table:table-row table:style-name="tabDecompteRestitutionRFM.5">
          <table:table-cell table:style-name="tabDecompteRestitutionRFM.A1" office:value-type="string">
            <text:p text:style-name="P12">%{ligneTitreDecompteVerse}%%=titreDecompteVerse=%</text:p>
          </table:table-cell>
          <table:table-cell table:style-name="tabDecompteRestitutionRFM.A1" office:value-type="string">
            <text:p text:style-name="P16"/>
          </table:table-cell>
          <table:table-cell table:style-name="tabDecompteRestitutionRFM.A1" office:value-type="string">
            <text:p text:style-name="P13"/>
          </table:table-cell>
          <table:table-cell table:style-name="tabDecompteRestitutionRFM.A1" office:value-type="string">
            <text:p text:style-name="P13"/>
          </table:table-cell>
          <table:table-cell table:style-name="tabDecompteRestitutionRFM.A1" office:value-type="string">
            <text:p text:style-name="P13"/>
          </table:table-cell>
          <table:table-cell table:style-name="tabDecompteRestitutionRFM.A1" office:value-type="string">
            <text:p text:style-name="P13"/>
          </table:table-cell>
        </table:table-row>
        <table:table-row>
          <table:table-cell table:style-name="tabDecompteRestitutionRFM.A2" office:value-type="string">
            <text:p text:style-name="P8">%{ligneTexteVerse}%%=texteDecompteVerse=%</text:p>
          </table:table-cell>
          <table:table-cell table:style-name="tabDecompteRestitutionRFM.A2" office:value-type="string">
            <text:p text:style-name="P15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</table:table-row>
        <table:table-row>
          <table:table-cell table:style-name="tabDecompteRestitutionRFM.A2" office:value-type="string">
            <text:p text:style-name="P8"><text:s text:c="3"/>%{ligneTexteDemandeVerseItr}%%=texteDemandeVerseItr=%</text:p>
          </table:table-cell>
          <table:table-cell table:style-name="tabDecompteRestitutionRFM.A2" office:value-type="string">
            <text:p text:style-name="P15">%=chf=%</text:p>
          </table:table-cell>
          <table:table-cell table:style-name="tabDecompteRestitutionRFM.A2" office:value-type="string">
            <text:p text:style-name="P11">%=montantItrVerse=%</text:p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/>
          </table:table-cell>
        </table:table-row>
        <table:table-row>
          <table:table-cell table:style-name="tabDecompteRestitutionRFM.A2" office:value-type="string">
            <text:p text:style-name="P8"><text:s text:c="3"/>%{ligneTexteVerseFinal}%%=texteDecompteVerseFinal=%</text:p>
          </table:table-cell>
          <table:table-cell table:style-name="tabDecompteRestitutionRFM.A2" office:value-type="string">
            <text:p text:style-name="P15">%=chf=%</text:p>
          </table:table-cell>
          <table:table-cell table:style-name="tabDecompteRestitutionRFM.A2" office:value-type="string">
            <text:p text:style-name="P11">%=montantVerse=%</text:p>
          </table:table-cell>
          <table:table-cell table:style-name="tabDecompteRestitutionRFM.A2" office:value-type="string">
            <text:p text:style-name="P11"/>
          </table:table-cell>
          <table:table-cell table:style-name="tabDecompteRestitutionRFM.A2" office:value-type="string">
            <text:p text:style-name="P11">%=chf=%</text:p>
          </table:table-cell>
          <table:table-cell table:style-name="tabDecompteRestitutionRFM.A2" office:value-type="string">
            <text:p text:style-name="P11">%=montantVerseTotal=%</text:p>
          </table:table-cell>
        </table:table-row>
        <table:table-row>
          <table:table-cell table:style-name="tabDecompteRestitutionRFM.A2" office:value-type="string">
            <text:p text:style-name="P10">%{<text:span text:style-name="T1">ligneTexteRemboursement</text:span>}%%=texteRemboursement=%</text:p>
          </table:table-cell>
          <table:table-cell table:style-name="tabDecompteRestitutionRFM.A2" office:value-type="string">
            <text:p text:style-name="P17"/>
          </table:table-cell>
          <table:table-cell table:style-name="tabDecompteRestitutionRFM.A2" office:value-type="string">
            <text:p text:style-name="P2"/>
          </table:table-cell>
          <table:table-cell table:style-name="tabDecompteRestitutionRFM.A2" office:value-type="string">
            <text:p text:style-name="P2"/>
          </table:table-cell>
          <table:table-cell table:style-name="tabDecompteRestitutionRFM.E9" office:value-type="string">
            <text:p text:style-name="P3">%=chf=%</text:p>
          </table:table-cell>
          <table:table-cell table:style-name="tabDecompteRestitutionRFM.E9" office:value-type="string">
            <text:p text:style-name="P3">%=montantARembourser=%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3-10-09T22:24:40</dc:date>
    <meta:printed-by>Mike Boillat</meta:printed-by>
    <meta:print-date>2012-09-24T13:44:15</meta:print-date>
    <meta:editing-cycles>69</meta:editing-cycles>
    <meta:editing-duration>PT10H56M4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31" meta:character-count="577"/>
  </office:meta>
</office:document-meta>
</file>